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2775d1" style:font-name="OpenSans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lá a todos.</text:span><text:span text:style-name="T2"> </text:span><text:span text:style-name="T1">Esse é o curso de orientação a objetos com Java.</text:span><text:span text:style-name="T2"> </text:span><text:span text:style-name="T1">Vamos ver hoje como é que funciona a cadeia de construtores</text:span><text:span text:style-name="T2"> </text:span><text:span text:style-name="T1">dentro de uma hierarquia de classes.</text:span><text:span text:style-name="T2"> </text:span><text:span text:style-name="T1">Certo?</text:span><text:span text:style-name="T2"> </text:span><text:span text:style-name="T1">Então a ideia é que a gente crie ai 3 classes sendo uma herdando</text:span><text:span text:style-name="T2"> </text:span><text:span text:style-name="T1">da outra e ai vamos ver como é que essa cadeia de construtores é</text:span><text:span text:style-name="T2"> </text:span><text:span text:style-name="T1">invocada ai quando a gente chama a classe lá de baixo da hierarquia.</text:span><text:span text:style-name="T2"> </text:span><text:span text:style-name="T1">Então vou criar aqui novo projeto chamado Cadeia Construtores.</text:span><text:span text:style-name="T2"> </text:span><text:span text:style-name="T1">Certo?</text:span><text:span text:style-name="T2"> </text:span><text:span text:style-name="T1">Vou criar aqui então essas 3 classes.</text:span><text:span text:style-name="T2"> </text:span><text:span text:style-name="T1">Certo?</text:span><text:span text:style-name="T2"> </text:span><text:span text:style-name="T1">Então eu vou criar aqui: vou chamar aqui de,</text:span><text:span text:style-name="T2"> </text:span><text:span text:style-name="T1">vou chamar aqui de pai de todos,</text:span><text:span text:style-name="T2"> </text:span><text:span text:style-name="T1">vai ser aquele que vai estar lá cima da hierarquia.</text:span><text:span text:style-name="T2"> </text:span><text:span text:style-name="T1">Certo?</text:span><text:span text:style-name="T2"> </text:span><text:span text:style-name="T1">Então eu vou criar aqui construtor para ele public PaiDeTodos.</text:span><text:span text:style-name="T2"> </text:span><text:span text:style-name="T1">Certo?</text:span><text:span text:style-name="T2"> </text:span><text:span text:style-name="T1">E vou dar print aqui para a gente saber aqui.</text:span><text:span text:style-name="T2"> </text:span><text:span text:style-name="T1">Vou chamar de Construtor Pai de Todos.</text:span><text:span text:style-name="T2"> </text:span><text:span text:style-name="T1">Certo?</text:span><text:span text:style-name="T2"> </text:span><text:span text:style-name="T1">Então está passando ali pelo construtor da classe PaiDeTodos.</text:span><text:span text:style-name="T2"> </text:span><text:span text:style-name="T1">Certo?</text:span><text:span text:style-name="T2"> </text:span><text:span text:style-name="T1">Vou criar uma outra classe aqui</text:span><text:span text:style-name="T2"> </text:span><text:span text:style-name="T1">que vai ser, o nome dela vai ser DoMeio.</text:span><text:span text:style-name="T2"> </text:span><text:span text:style-name="T1">Certo?</text:span><text:span text:style-name="T2"> </text:span><text:span text:style-name="T1">Só para aproveitar e mostrar eu já posso colocar a minha superclasse aqui, certo?</text:span><text:span text:style-name="T2"> </text:span><text:span text:style-name="T1">Então eu já posso colocar aqui, eu quero que ela herde</text:span><text:span text:style-name="T2"> </text:span><text:span text:style-name="T1">aqui da classe PaiDeTodos e ainda posso até inclusive</text:span><text:span text:style-name="T2"> </text:span><text:span text:style-name="T1">marcar aqui dizendo que eu quero que ela crie os construtores da superclasse.</text:span><text:span text:style-name="T2"> </text:span><text:span text:style-name="T1">Certo?</text:span><text:span text:style-name="T2"> </text:span><text:span text:style-name="T1">Então ele já vai ter ali o DoMeio.</text:span><text:span text:style-name="T2"> </text:span><text:span text:style-name="T1">Certo?</text:span><text:span text:style-name="T2"> </text:span><text:span text:style-name="T1">Já tem, já criou ali o construtor para mim, já colocou o extends.</text:span><text:span text:style-name="T2"> </text:span><text:span text:style-name="T1">Não é?</text:span><text:span text:style-name="T2"> </text:span><text:span text:style-name="T1">E ai aqui, eu vou dar o SysOut e vou chamar aqui</text:span><text:span text:style-name="T2"> </text:span><text:span text:style-name="T1">Construtor DoMeio.</text:span><text:span text:style-name="T2"> </text:span><text:span text:style-name="T1">Salvei.</text:span><text:span text:style-name="T2"> </text:span><text:span text:style-name="T1">Minha última classe, vou vir aqui, vou criar aqui uma classe,</text:span><text:span text:style-name="T2"> </text:span><text:span text:style-name="T1">eu vou chamar de LáDeBaixo que é a mais abaixo ali da hierarquia.</text:span><text:span text:style-name="T2"> </text:span><text:span text:style-name="T1">Já vou dizer aqui que ela</text:span><text:span text:style-name="T2"> </text:span><text:span text:style-name="T1">aqui, DoMeio,</text:span><text:span text:style-name="T2"> </text:span><text:span text:style-name="T1">que ela vai herdar e estender a classe DoMeio.</text:span><text:span text:style-name="T2"> </text:span><text:span text:style-name="T1">Certo?</text:span><text:span text:style-name="T2"> </text:span><text:span text:style-name="T1">Então eu vou vir aqui e vou dar também</text:span><text:span text:style-name="T2"> </text:span><text:span text:style-name="T1">SysOut Construtor LaDeBaixo.</text:span><text:span text:style-name="T2"> </text:span><text:span text:style-name="T1">Certo?</text:span><text:span text:style-name="T2"> </text:span><text:span text:style-name="T1">Então vamos fazer o seguinte</text:span><text:span text:style-name="T2"> </text:span><text:span text:style-name="T1">agora para a gente ver qual é a ordem ai que esses construtores são invocados.</text:span><text:span text:style-name="T2"> </text:span><text:span text:style-name="T1">Eu vou criar uma classe principal que cria essa classe</text:span><text:span text:style-name="T2"> </text:span><text:span text:style-name="T1">LaDeBaixo e a gente vê ai o que é que ele vai imprimir no console.</text:span><text:span text:style-name="T2"> </text:span><text:span text:style-name="T1">Está?</text:span><text:span text:style-name="T2"> </text:span><text:span text:style-name="T1">Então eu venho aqui, crio uma nova classe.</text:span><text:span text:style-name="T2"> </text:span><text:span text:style-name="T1">Vou chamar ela de principal, coloco aqui o meu método main,</text:span><text:span text:style-name="T2"> </text:span><text:span text:style-name="T1">posso até desmarcar aquela questão ali.</text:span><text:span text:style-name="T2"> </text:span><text:span text:style-name="T1">Certo?</text:span><text:span text:style-name="T2"> </text:span><text:span text:style-name="T1">Vou criar aqui a classe LaDeBaixo,</text:span><text:span text:style-name="T2"> </text:span><text:span text:style-name="T1">certo?</text:span><text:span text:style-name="T2"> </text:span><text:span text:style-name="T1">New LaDeBaixo.</text:span><text:span text:style-name="T2"> </text:span><text:span text:style-name="T1">Então só isso daqui já vai estar invocando o construtor dela.</text:span><text:span text:style-name="T2"> </text:span><text:span text:style-name="T1">Está? Então eu vou rodar isso aqui e vamos ver o</text:span><text:span text:style-name="T2"> </text:span><text:span text:style-name="T1">que é que ele vai imprimir.</text:span><text:span text:style-name="T2"> </text:span><text:span text:style-name="T1">Ele rodou.</text:span><text:span text:style-name="T2"> </text:span><text:span text:style-name="T1">Note que a primeira coisa que ele imprime é o construtor PaiDeTodos.</text:span><text:span text:style-name="T2"> </text:span><text:span text:style-name="T1">Está? Porquê?</text:span><text:span text:style-name="T2"> </text:span><text:span text:style-name="T1">O que é que ele vai fazer?</text:span><text:span text:style-name="T2"> </text:span><text:span text:style-name="T1">Ele está chamando o construtor do LaDeBaixo só que antes de executar,</text:span><text:span text:style-name="T2"> </text:span><text:span text:style-name="T1">o construtor do LaDeBaixo, ele vai e chama o construtor DoMeio.</text:span><text:span text:style-name="T2"> </text:span><text:span text:style-name="T1">Antes do construtor DoMeio rodar, ele vai e chama o construtor do PaiDeTodos.</text:span><text:span text:style-name="T2"> </text:span><text:span text:style-name="T1">Ai ele executa e imprime e ai sim, depois eu vou ter o,</text:span><text:span text:style-name="T2"> </text:span><text:span text:style-name="T1">ele quando ele retornar o construtor DoMeio imprime,</text:span><text:span text:style-name="T2"> </text:span><text:span text:style-name="T1">retorna e ai só então o construtor do LaDeBaixo vai imprimir e retornar.</text:span><text:span text:style-name="T2"> </text:span><text:span text:style-name="T1">A gente nota que ele imprime primeiro o da superclasse.</text:span><text:span text:style-name="T2"> </text:span><text:span text:style-name="T1">Está?</text:span><text:span text:style-name="T2"> </text:span><text:span text:style-name="T1">Seria equivalente por exemplo, nesse DoMeio aqui eu chamar o super.</text:span><text:span text:style-name="T2"> </text:span><text:span text:style-name="T1">Está?</text:span><text:span text:style-name="T2"> </text:span><text:span text:style-name="T1">É o que ele faz implicitamente.</text:span><text:span text:style-name="T2"> </text:span><text:span text:style-name="T1">Está? Uma coisa para a gente observar.</text:span><text:span text:style-name="T2"> </text:span><text:span text:style-name="T1">Mas eu quero que o construtor DoMeio execute antes.</text:span><text:span text:style-name="T2"> </text:span><text:span text:style-name="T1">Eu vou colocar o super aqui baixo.</text:span><text:span text:style-name="T2"> </text:span><text:span text:style-name="T1">Posso?</text:span><text:span text:style-name="T2"> </text:span><text:span text:style-name="T1">Não, não posso.</text:span><text:span text:style-name="T2"> </text:span><text:span text:style-name="T1">Está?</text:span><text:span text:style-name="T2"> </text:span><text:span text:style-name="T1">Ele dá o erro aqui.</text:span><text:span text:style-name="T2"> </text:span><text:span text:style-name="T1">Ele tem que ser a chamada do construtor,</text:span><text:span text:style-name="T2"> </text:span><text:span text:style-name="T1">tem que ser a primeira coisa no construtor então eu não consigo fazer isso aqui.</text:span><text:span text:style-name="T2"> </text:span><text:span text:style-name="T1">Está? O outro caso que eu queria mostrar aqui</text:span><text:span text:style-name="T2"> </text:span><text:span text:style-name="T1">para vocês: por exemplo, imagina que o PaiDeTodos aqui,</text:span><text:span text:style-name="T2"> </text:span><text:span text:style-name="T1">ele recebe uma string como parâmetro.</text:span><text:span text:style-name="T2"> </text:span><text:span text:style-name="T1">Está?</text:span><text:span text:style-name="T2"> </text:span><text:span text:style-name="T1">Então ele vai imprimir aqui mais aquela string.</text:span><text:span text:style-name="T2"> </text:span><text:span text:style-name="T1">Está?</text:span><text:span text:style-name="T2"> </text:span><text:span text:style-name="T1">O que é que vai acontecer?</text:span><text:span text:style-name="T2"> </text:span><text:span text:style-name="T1">Essa classe DoMeio aqui, ela vai dar problema no construtor.</text:span><text:span text:style-name="T2"> </text:span><text:span text:style-name="T1">Porquê?</text:span><text:span text:style-name="T2"> </text:span><text:span text:style-name="T1">Porque aquele construtor default, que ele já coloca o super aqui, ele não existe.</text:span><text:span text:style-name="T2"> </text:span><text:span text:style-name="T1">Está? Ele só cria o construtor vazio quando você</text:span><text:span text:style-name="T2"> </text:span><text:span text:style-name="T1">não define construtor nenhum.</text:span><text:span text:style-name="T2"> </text:span><text:span text:style-name="T1">Então o que eu preciso fazer aqui é chamar aqui super com</text:span><text:span text:style-name="T2"> </text:span><text:span text:style-name="T1">parâmetro para o construtor do PaiDeTodos.</text:span><text:span text:style-name="T2"> </text:span><text:span text:style-name="T1">Aí ele funciona.</text:span><text:span text:style-name="T2"> </text:span><text:span text:style-name="T1">Está?</text:span><text:span text:style-name="T2"> </text:span><text:span text:style-name="T1">Então, opa.</text:span><text:span text:style-name="T2"> </text:span><text:span text:style-name="T1">Ele cliquei errado ali.</text:span><text:span text:style-name="T2"> </text:span><text:span text:style-name="T1">Então o que</text:span><text:span text:style-name="T2"> </text:span><text:span text:style-name="T1">a gente precisa fazer é estar imprimindo aqui,</text:span><text:span text:style-name="T2"> </text:span><text:span text:style-name="T1">estar passando o parâmetro ali para o construtor do PaiDeTodos.</text:span><text:span text:style-name="T2"> </text:span><text:span text:style-name="T1">Então eu vou salvar aqui, note que ele corrigiu o erro, quando eu</text:span><text:span text:style-name="T2"> </text:span><text:span text:style-name="T1">rodar aqui o principal ele vai imprimir lá o PaiDeTodos com aquele parâmetro.</text:span><text:span text:style-name="T2"> </text:span><text:span text:style-name="T1">Ele imprimiu ali o parâmetro que eu passei para ele.</text:span><text:span text:style-name="T2"> </text:span><text:span text:style-name="T1">Está?</text:span><text:span text:style-name="T2"> </text:span><text:span text:style-name="T1">Então espero que com esse pequeno exemplo aqui, com essas 3 classes,</text:span><text:span text:style-name="T2"> </text:span><text:span text:style-name="T1">tenha ficado claro qual é que é a ordem que os construtores são</text:span><text:span text:style-name="T2"> </text:span><text:span text:style-name="T1">chamados e o que eu posso fazer o que eu não posso fazer.</text:span><text:span text:style-name="T2"> </text:span><text:span text:style-name="T1">Então lembra que o construtor vai ser sempre a primeira coisa a ser chamada</text:span><text:span text:style-name="T2"> </text:span><text:span text:style-name="T1">construtor, ele sempre vai chamar ou construtor da própria classe ou</text:span><text:span text:style-name="T2"> </text:span><text:span text:style-name="T1">construtor da superclasse.</text:span><text:span text:style-name="T2"> </text:span><text:span text:style-name="T1">Está?</text:span><text:span text:style-name="T2"> </text:span><text:span text:style-name="T1">E se eu não definir, ele vai chamar implicitamente o construtor sem parâmetros</text:span><text:span text:style-name="T2"> </text:span><text:span text:style-name="T1">se eu não colocar nada, mas se a classe que eu estou estendendo não tem construtor</text:span><text:span text:style-name="T2"> </text:span><text:span text:style-name="T1">sem parâmetros, eu sou obrigado a colocar isso explicitamente como a gente viu aqui,</text:span><text:span text:style-name="T2"> </text:span><text:span text:style-name="T1">que deu erro, no momento que o construtor PaiDeTodos tinha que receber string.</text:span><text:span text:style-name="T2"> </text:span><text:span text:style-name="T1">Está certo?</text:span><text:span text:style-name="T2"> </text:span><text:span text:style-name="T1">Espero que tenha ficado mais claro.</text:span><text:span text:style-name="T2"> </text:span><text:span text:style-name="T1">É sempre bom ver pouco na prática.</text:span><text:span text:style-name="T2"> </text:span><text:span text:style-name="T3">Vejo vocês na próxima aula.</text:span><text:span text:style-name="T2"> 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S</meta:editing-duration>
    <meta:editing-cycles>3</meta:editing-cycles>
    <meta:generator>LibreOffice/5.1.6.2$Windows_x86 LibreOffice_project/07ac168c60a517dba0f0d7bc7540f5afa45f0909</meta:generator>
    <dc:date>2017-01-25T08:17:16.235000000</dc:date>
    <meta:document-statistic meta:table-count="0" meta:image-count="0" meta:object-count="0" meta:page-count="1" meta:paragraph-count="1" meta:word-count="908" meta:character-count="5004" meta:non-whitespace-character-count="4095"/>
    <meta:user-defined meta:name="Info 1"/>
    <meta:user-defined meta:name="Info 2"/>
    <meta:user-defined meta:name="Info 3"/>
    <meta:user-defined meta:name="Info 4"/>
  </office:meta>
</office:document-meta>
</file>